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5096" calcext:value-type="float">
            <text:p>110.1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4416" calcext:value-type="float">
            <text:p>108.4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616" calcext:value-type="float">
            <text:p>110.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3804" calcext:value-type="float">
            <text:p>106.2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104" calcext:value-type="float">
            <text:p>103.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1224" calcext:value-type="float">
            <text:p>104.2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8024" calcext:value-type="float">
            <text:p>109.1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1728" calcext:value-type="float">
            <text:p>115.1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2424" calcext:value-type="float">
            <text:p>110.0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5856" calcext:value-type="float">
            <text:p>108.5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8072" calcext:value-type="float">
            <text:p>104.2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8552" calcext:value-type="float">
            <text:p>100.4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0656" calcext:value-type="float">
            <text:p>97.4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0912" calcext:value-type="float">
            <text:p>96.4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5112" calcext:value-type="float">
            <text:p>95.7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8448" calcext:value-type="float">
            <text:p>85.1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2424" calcext:value-type="float">
            <text:p>83.4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5472" calcext:value-type="float">
            <text:p>83.4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0424" calcext:value-type="float">
            <text:p>82.6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7088" calcext:value-type="float">
            <text:p>81.8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8176" calcext:value-type="float">
            <text:p>81.4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8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4856" calcext:value-type="float">
            <text:p>81.5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9744" calcext:value-type="float">
            <text:p>81.0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8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2896" calcext:value-type="float">
            <text:p>81.0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8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3984" calcext:value-type="float">
            <text:p>80.6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8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8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1048" calcext:value-type="float">
            <text:p>83.0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7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9936" calcext:value-type="float">
            <text:p>80.2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7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6832" calcext:value-type="float">
            <text:p>79.0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7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6504" calcext:value-type="float">
            <text:p>74.1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6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6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6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6808" calcext:value-type="float">
            <text:p>71.9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6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7603</text:p>
          </table:table-cell>
          <table:table-cell office:value-type="string" calcext:value-type="string">
            <text:p>196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